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9108" officeooo:paragraph-rsid="00019108"/>
    </style:style>
    <style:style style:name="P2" style:family="paragraph" style:parent-style-name="Standard">
      <style:text-properties officeooo:paragraph-rsid="00019108"/>
    </style:style>
    <style:style style:name="P3" style:family="paragraph" style:parent-style-name="Text_20_body">
      <style:text-properties officeooo:paragraph-rsid="00019108"/>
    </style:style>
    <style:style style:name="P4" style:family="paragraph" style:parent-style-name="Text_20_body">
      <style:text-properties officeooo:paragraph-rsid="0002e027"/>
    </style:style>
    <style:style style:name="P5" style:family="paragraph" style:parent-style-name="Text_20_body">
      <style:text-properties officeooo:paragraph-rsid="00040e97"/>
    </style:style>
    <style:style style:name="P6" style:family="paragraph" style:parent-style-name="Text_20_body">
      <style:text-properties officeooo:paragraph-rsid="00055b86"/>
    </style:style>
    <style:style style:name="P7" style:family="paragraph" style:parent-style-name="Text_20_body">
      <style:text-properties officeooo:paragraph-rsid="0005a935"/>
    </style:style>
    <style:style style:name="T1" style:family="text">
      <style:text-properties officeooo:rsid="00019108"/>
    </style:style>
    <style:style style:name="T2" style:family="text">
      <style:text-properties officeooo:rsid="0002e027"/>
    </style:style>
    <style:style style:name="T3" style:family="text">
      <style:text-properties officeooo:rsid="00040e97"/>
    </style:style>
    <style:style style:name="T4" style:family="text">
      <style:text-properties officeooo:rsid="00055b86"/>
    </style:style>
    <style:style style:name="T5" style:family="text">
      <style:text-properties officeooo:rsid="0005a9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text:span><text:span text:style-name="Strong_20_Emphasis">Tell me about yourself.</text:span><text:line-break/><text:span text:style-name="Emphasis">(Focus on your academic background, extracurriculars, and career aspirations. Connect it to why you want to pursue an MBA.)</text:span> </text:p>
      <text:p text:style-name="P2"/>
      <text:p text:style-name="P2"><text:span text:style-name="T1">Ans:- </text:span>Hello, I am Rohit Ghosh, a Computer Science and Communication Engineering graduate from Kalinga Institute of Industrial Technology, where I maintained a CGPA of 8.76. During my time there, I adapted quickly to online learning during the COVID-19 pandemic, utilizing the laptop provided by my college for labs and coursework, which honed my adaptability—a key strength of mine.</text:p>
      <text:p text:style-name="Text_20_body">Outside of academics, I am passionate about music and have completed Grade 1, 2, and 3 in violin from ABRSM with merit. This hobby has taught me discipline and perseverance.</text:p>
      <text:p text:style-name="Text_20_body">I am keen on pursuing an MBA because I aim to leverage my technical background in strategic roles such as product management or consulting, where I can bridge the gap between technology and business solutions. I believe an MBA from IIM would equip me with the leadership skills and business acumen needed to excel in these roles."</text:p>
      <text:p text:style-name="Text_20_body"/>
      <text:p text:style-name="P3"><text:span text:style-name="T1">2. </text:span><text:span text:style-name="Strong_20_Emphasis">Why do you want to pursue an MBA?</text:span><text:line-break/><text:span text:style-name="Emphasis">(Focus on how an MBA will help you transition from a technical background to strategic roles, leveraging your skills and adaptability.)</text:span></text:p>
      <text:p text:style-name="P3"/>
      <text:p text:style-name="P3">I want to pursue an MBA because it is a vital qualification for strategic roles in today’s competitive business environment. With my technical background in Computer Science and Communication Engineering, I have developed strong analytical and problem-solving skills. I believe an MBA would complement these by equipping me with leadership, strategic thinking, and business acumen.</text:p>
      <text:p text:style-name="Text_20_body">My career goal is to transition into product management or tech consulting, where I can bridge the gap between technical development and business strategy. I am particularly drawn to IIM because of its dynamic curriculum, exceptional faculty, and the opportunity to learn from a diverse peer group, which I believe will provide the ideal environment for my growth.</text:p>
      <text:p text:style-name="P3"/>
      <text:p text:style-name="P3"/>
      <text:p text:style-name="P3"><text:span text:style-name="T1">3.</text:span><text:span text:style-name="Strong_20_Emphasis">What are your strengths and weaknesses?</text:span><text:line-break/><text:span text:style-name="Emphasis">(You can highlight adaptability as your strength and public speaking as your weakness. Make sure to frame the weakness positively by showing how you’re working to improve it.)</text:span> </text:p>
      <text:p text:style-name="P3">One of my key strengths is adaptability. For instance, during the COVID-19 pandemic, I seamlessly transitioned to online learning at KIIT, leveraging the laptop provided by the college to complete my computer science labs efficiently. This ability to strategize and solve complex problems on the fly has been instrumental in my academic success and I believe it will be invaluable in my professional career.</text:p>
      <text:p text:style-name="Text_20_body">On the other hand, my weakness is public speaking. While I am comfortable communicating in small groups, I find it challenging to present confidently to larger audiences. To overcome this, I have been practicing through group discussions and smaller presentations. I am keen to join seminars and workshops at IIM to further enhance my public speaking skills and confidence.</text:p>
      <text:p text:style-name="P4"><text:soft-page-break/><text:span text:style-name="T2">4.</text:span><text:span text:style-name="Strong_20_Emphasis">Why did you choose Computer Science and Communication Engineering?</text:span><text:line-break/><text:span text:style-name="Emphasis">(Link this choice to your analytical skills, problem-solving abilities, and how it lays a foundation for strategic roles you aim for post-MBA.)</text:span> </text:p>
      <text:p text:style-name="P4">"I chose Computer Science and Communication Engineering because of my curiosity about how digital communication powers the modern world. During the orientation at KIIT, I was fascinated by the idea of learning how computers communicate with each other through complex networks. I realized that understanding this communication backbone is crucial in today’s technology-driven world.</text:p>
      <text:p text:style-name="Text_20_body">Throughout my degree, I developed strong analytical and problem-solving skills, especially while working on projects related to network security and data communication. These experiences enhanced my strategic thinking and adaptability—skills that are essential in business scenarios. Pursuing an MBA will allow me to leverage this technical foundation in strategic roles such as product management or tech consulting, where I can bridge the gap between technology and business strategy."</text:p>
      <text:p text:style-name="P4"/>
      <text:p text:style-name="P5"><text:span text:style-name="T3">5.</text:span><text:span text:style-name="Strong_20_Emphasis">Can you explain how you managed academics during the COVID-19 pandemic?</text:span><text:line-break/><text:span text:style-name="Emphasis">(Mention the online classes, usage of the laptop for labs, and how this experience enhanced your adaptability and self-discipline.)</text:span></text:p>
      <text:p text:style-name="P5"><text:span text:style-name="Emphasis">My college, KIIT, handled the pandemic exceptionally well. When the campus was shut down on March 14th, the transition to online learning was swift and seamless. Using platforms like Zoom and Google Meet, the faculty ensured that the syllabus was completed on time. Given my background in Computer Science, the laptop provided by the college was invaluable, allowing me to perform programming tasks and participate in virtual labs using online simulations.</text:span></text:p>
      <text:p text:style-name="Text_20_body">This experience enhanced my adaptability, as I quickly adjusted to the new mode of learning. It also taught me self-discipline, as I had to manage my time effectively without the structured environment of a physical classroom. Additionally, collaborating with peers remotely improved my digital communication skills. These experiences not only reinforced my technical knowledge but also prepared me for dynamic and uncertain business environments.</text:p>
      <text:p text:style-name="P6"><text:span text:style-name="Emphasis"><text:span text:style-name="T4">6.</text:span></text:span><text:span text:style-name="Emphasis"><text:span text:style-name="Strong_20_Emphasis">You mentioned playing the violin. How has learning music influenced you, and how do you relate it to management skills?</text:span></text:span><text:span text:style-name="Emphasis"><text:line-break/>(Talk about discipline, perseverance, creativity, or any leadership experiences, linking them to relevant managerial qualities.) </text:span></text:p>
      <text:p text:style-name="P6"><text:span text:style-name="Emphasis"/></text:p>
      <text:p text:style-name="P6"><text:span text:style-name="Emphasis">Playing the violin has been an integral part of my life, and I have completed Grade 1, 2, and 3 with merit from ABRSM. Learning music has taught me discipline and perseverance, as mastering an instrument requires consistent practice and patience. It has also enhanced my creativity and ability to think outside the box, which I believe is crucial for problem-solving in management. </text:span></text:p>
      <text:p text:style-name="P6"><text:span text:style-name="Emphasis"/></text:p>
      <text:p text:style-name="P7"><text:span text:style-name="Emphasis"><text:span text:style-name="T5">7.</text:span></text:span><text:span text:style-name="Emphasis"><text:span text:style-name="Strong_20_Emphasis">What are your career goals, and how will an MBA from IIM help you achieve them?</text:span></text:span><text:span text:style-name="Emphasis"><text:line-break/>(Be specific about roles like Product Manager or Tech Consultant, and mention how IIM’s curriculum and network will help you get there.) </text:span></text:p>
      <text:p text:style-name="P7"><text:soft-page-break/><text:span text:style-name="Emphasis">One of my career goals is to become a Product Manager or Tech Consultant, where I can leverage my technical background in Computer Science to bridge the gap between technology and business strategy. I am particularly interested in roles at top consulting firms like Accenture, Deloitte, and PwC, which frequently visit IIM campuses. </text:span></text:p>
      <text:p text:style-name="P7"><text:span text:style-name="Emphasis"/></text:p>
      <text:p text:style-name="P7"><text:span text:style-name="Emphasis"/></text:p>
      <text:p text:style-name="P7"><text:span text:style-name="Emphasi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2T17:22:47.836000000</meta:creation-date>
    <dc:date>2025-02-12T18:37:15.158000000</dc:date>
    <meta:editing-duration>PT3M46S</meta:editing-duration>
    <meta:editing-cycles>1</meta:editing-cycles>
    <meta:generator>LibreOffice/24.2.2.2$Windows_X86_64 LibreOffice_project/d56cc158d8a96260b836f100ef4b4ef25d6f1a01</meta:generator>
    <meta:document-statistic meta:table-count="0" meta:image-count="0" meta:object-count="0" meta:page-count="3" meta:paragraph-count="20" meta:word-count="978" meta:character-count="6325" meta:non-whitespace-character-count="5362"/>
  </office:meta>
</office:document-meta>
</file>